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language="fr" fo:country="CA"/>
    </style:style>
    <style:style style:name="P2" style:family="paragraph" style:parent-style-name="Standard">
      <style:text-properties fo:language="fr" fo:country="CA" officeooo:rsid="00069fb2" officeooo:paragraph-rsid="00069fb2"/>
    </style:style>
    <style:style style:name="P3" style:family="paragraph" style:parent-style-name="Standard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/>
      <style:text-properties fo:language="fr" fo:country="CA" officeooo:rsid="00069fb2" officeooo:paragraph-rsid="00069fb2" fo:hyphenate="false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fo:language="fr" fo:country="CA" officeooo:rsid="00069fb2" officeooo:paragraph-rsid="00069fb2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text-properties fo:language="fr" fo:country="CA" officeooo:rsid="000b23e8" officeooo:paragraph-rsid="000b23e8"/>
    </style:style>
    <style:style style:name="P6" style:family="paragraph" style:parent-style-name="Standard">
      <style:paragraph-properties fo:text-align="center" style:justify-single-word="false"/>
      <style:text-properties fo:language="fr" fo:country="CA" officeooo:rsid="000b23e8" officeooo:paragraph-rsid="000b23e8"/>
    </style:style>
    <style:style style:name="P7" style:family="paragraph" style:parent-style-name="Standard">
      <style:paragraph-properties fo:text-align="start" style:justify-single-word="false"/>
      <style:text-properties fo:language="fr" fo:country="CA" officeooo:rsid="000b23e8" officeooo:paragraph-rsid="000b23e8"/>
    </style:style>
    <style:style style:name="P8" style:family="paragraph" style:parent-style-name="Normal_20__28_Web_29_">
      <style:text-properties officeooo:paragraph-rsid="00069fb2"/>
    </style:style>
    <style:style style:name="P9" style:family="paragraph" style:parent-style-name="Normal_20__28_Web_29_">
      <style:paragraph-properties fo:text-align="center" style:justify-single-word="false"/>
      <style:text-properties fo:font-size="24pt" officeooo:rsid="00069fb2" officeooo:paragraph-rsid="00069fb2" style:font-size-asian="24pt" style:font-size-complex="24pt"/>
    </style:style>
    <style:style style:name="P10" style:family="paragraph" style:parent-style-name="Normal_20__28_Web_29_">
      <style:text-properties officeooo:rsid="00069fb2" officeooo:paragraph-rsid="00069fb2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fr" fo:country="CA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size="24pt" fo:language="fr" fo:country="CA" officeooo:rsid="000b6117" officeooo:paragraph-rsid="000b6117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language="fr" fo:country="CA" officeooo:rsid="000b23e8" officeooo:paragraph-rsid="000b23e8"/>
    </style:style>
    <style:style style:name="P14" style:family="paragraph" style:parent-style-name="Standard">
      <style:paragraph-properties fo:text-align="start" style:justify-single-word="false"/>
      <style:text-properties fo:language="fr" fo:country="CA" officeooo:rsid="000b6117" officeooo:paragraph-rsid="000b6117"/>
    </style:style>
    <style:style style:name="P15" style:family="paragraph" style:parent-style-name="Standard">
      <style:paragraph-properties fo:text-align="start" style:justify-single-word="false"/>
      <style:text-properties fo:language="fr" fo:country="CA" officeooo:rsid="000b6c0d" officeooo:paragraph-rsid="000b6c0d"/>
    </style:style>
    <style:style style:name="T1" style:family="text">
      <style:text-properties officeooo:rsid="00069fb2"/>
    </style:style>
    <style:style style:name="T2" style:family="text">
      <style:text-properties officeooo:rsid="000b6c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otes de cours 2</text:p>
      <text:p text:style-name="P1">Figure de la sorciere</text:p>
      <text:p text:style-name="P1">------------------------</text:p>
      <text:p text:style-name="P1">Histoire de repression – Probleme de representation banalisation</text:p>
      <text:p text:style-name="P1"/>
      <text:p text:style-name="P1">Methodologie</text:p>
      <text:p text:style-name="P1">-----------------</text:p>
      <text:p text:style-name="P1">Experience ?</text:p>
      <text:p text:style-name="P1">- Voir</text:p>
      <text:p text:style-name="P1">- Vivre</text:p>
      <text:p text:style-name="P1">- Ressentir</text:p>
      <text:p text:style-name="P1">- &gt; Sensibiliter</text:p>
      <text:p text:style-name="P1"/>
      <text:p text:style-name="P1">Connaitre critique -&gt; valorisation de la pensee abstraite</text:p>
      <text:p text:style-name="P1"/>
      <text:p text:style-name="P1">Comment ?</text:p>
      <text:p text:style-name="P1"/>
      <text:p text:style-name="P1">Rationnalite</text:p>
      <text:p text:style-name="P1"/>
      <text:p text:style-name="P1">La representation : facon de montrer</text:p>
      <text:p text:style-name="P1">- Art</text:p>
      <text:p text:style-name="P1">- Language</text:p>
      <text:p text:style-name="P1">- Communication</text:p>
      <text:p text:style-name="P1">- Symbole</text:p>
      <text:p text:style-name="P1">- Mentale</text:p>
      <text:p text:style-name="P1">- Images</text:p>
      <text:p text:style-name="P1"/>
      <text:p text:style-name="P1">L’image de la sorciere est subjective<text:line-break/></text:p>
      <text:p text:style-name="P1"/>
      <text:p text:style-name="P1">La signification -&gt; sens – definitions ( abstraits )</text:p>
      <text:p text:style-name="P1"/>
      <text:p text:style-name="P1">L’interpretation est beaucoup plus basee sur la subjectivite que l objectivitie</text:p>
      <text:p text:style-name="P1"/>
      <text:p text:style-name="P1"/>
      <text:p text:style-name="P1">La critique de la [rationnalite instrumentale] -&gt; L’objectivitee et du pouvoir</text:p>
      <text:p text:style-name="P1"/>
      <text:p text:style-name="P1"/>
      <text:p text:style-name="Standard">Passage</text:p>
      <text:p text:style-name="Standard">---------</text:p>
      <text:p text:style-name="P8">Imagination - &gt; realite<text:line-break/></text:p>
      <text:p text:style-name="P8"/>
      <text:p text:style-name="P10">Quoi mettre dans l enquete :</text:p>
      <text:p text:style-name="P10">Methode → sujet</text:p>
      <text:p text:style-name="P8"><text:soft-page-break/><text:span text:style-name="T1">Enquete :</text:span></text:p>
      <text:p text:style-name="P10">Developper une reflexion de maniere personnelle </text:p>
      <text:p text:style-name="P10">Problematique – generale</text:p>
      <text:p text:style-name="P8">-------------------------------</text:p>
      <text:p text:style-name="P10">Sous – question, <text:s/>BUT <text:s/>→ <text:s/>former une question</text:p>
      <text:p text:style-name="P10">Interpeler le sens et les significations</text:p>
      <text:p text:style-name="P8">- <text:span text:style-name="T1">Articles publie sur le site</text:span></text:p>
      <text:p text:style-name="P10">L enquete sera evaluer sur : </text:p>
      <text:p text:style-name="P8">- <text:span text:style-name="T1">Les images </text:span></text:p>
      <text:p text:style-name="P8">- <text:s/><text:span text:style-name="T1">Notes de cours</text:span></text:p>
      <text:p text:style-name="P8">- <text:span text:style-name="T1">Mediagraphe</text:span></text:p>
      <text:p text:style-name="P8">- <text:span text:style-name="T1">Personnelle reflexion</text:span></text:p>
      <text:p text:style-name="P8">- <text:span text:style-name="T1">Plan</text:span></text:p>
      <text:p text:style-name="P10">Repression violence </text:p>
      <text:p text:style-name="P8">- <text:span text:style-name="T1">Modernite</text:span></text:p>
      <text:p text:style-name="P8">- <text:span text:style-name="T1">Raisonalite</text:span></text:p>
      <text:p text:style-name="P8">- <text:span text:style-name="T1">Liberte</text:span></text:p>
      <text:p text:style-name="P9">Notes de cours 3</text:p>
      <text:p text:style-name="P2">Qu est ce qui a rendu possible?</text:p>
      <text:p text:style-name="P2"/>
      <text:p text:style-name="P2">Condition Anthropologique – </text:p>
      <text:p text:style-name="P2">- On parle de l humain de facon etentielle</text:p>
      <text:p text:style-name="P2">- Elle s interesse a tout ce qui se caracteriste sur l humain en general</text:p>
      <text:p text:style-name="P2">- La chasse au sorciere est present dans l humain c est l imagination. Si on avait pas d imagination il n y aurait rien sur la terre</text:p>
      <text:p text:style-name="P2"/>
      <text:p text:style-name="P2">Quelle est la puissance de l imagination :</text:p>
      <text:p text:style-name="P2"/>
      <text:p text:style-name="P2">- Les croyances</text:p>
      <text:p text:style-name="P2">- L imagination n a pas de limite, on peut faire croire a tout le monde se que l on veut</text:p>
      <text:p text:style-name="P2">- La question qu on peut se poser avec l imagination, comment on est arriver a croire en l existence des choses qui n existe pas, c est l imagination.</text:p>
      <text:p text:style-name="P2"/>
      <text:p text:style-name="P2"/>
      <text:p text:style-name="P2"/>
      <text:p text:style-name="P2"><text:soft-page-break/>Mais comment arrive t on a s imaginer toutes ces choses: </text:p>
      <text:p text:style-name="P3">- Toutes imagination vient de toutes de l experience vecu</text:p>
      <text:p text:style-name="P4">- Agencement de l information qui provient de l usage des sens</text:p>
      <text:p text:style-name="P4">- Recit – Communique represente</text:p>
      <text:p text:style-name="P4"/>
      <text:p text:style-name="P4">L imagination et la realiter sont entre le millieu</text:p>
      <text:p text:style-name="P4"/>
      <text:p text:style-name="P4">Comment on arrive a croire a des choses qui n existe pas?</text:p>
      <text:p text:style-name="P4">Comment des choses issues de l imagination finissent par exister?</text:p>
      <text:p text:style-name="P4"/>
      <text:p text:style-name="P4">CONDITION POLITIQUE</text:p>
      <text:p text:style-name="P4">Ritualisation : </text:p>
      <text:p text:style-name="P4">- Institution – créer un cadre legal, regles – lois</text:p>
      <text:p text:style-name="P4">- Education</text:p>
      <text:p text:style-name="P4">- Religion</text:p>
      <text:p text:style-name="P4">- Poser les limites morale</text:p>
      <text:p text:style-name="P4">​​​​​</text:p>
      <text:p text:style-name="P2"/>
      <text:p text:style-name="P5">Contexte historique</text:p>
      <text:p text:style-name="P5">Condition mythodologique ( imagination )</text:p>
      <text:p text:style-name="P5"/>
      <text:p text:style-name="P5">Condition d emergence de la chasse aux sorcieres</text:p>
      <text:p text:style-name="P5"/>
      <text:p text:style-name="P5">- La figure de la sorciere a ete construire dans les mythes →Pre juger</text:p>
      <text:p text:style-name="P5"/>
      <text:p text:style-name="P6">Magicienne</text:p>
      <text:p text:style-name="P7">Circe : </text:p>
      <text:p text:style-name="P7">- Femme fatale</text:p>
      <text:p text:style-name="P7">- Amour → magie</text:p>
      <text:p text:style-name="P7">- Prensence de l animaliter</text:p>
      <text:p text:style-name="P7">- Beaute jeunesse</text:p>
      <text:p text:style-name="P7"/>
      <text:p text:style-name="P7">Medee  :</text:p>
      <text:p text:style-name="P7">- dangereuses</text:p>
      <text:p text:style-name="P7">- etrangere</text:p>
      <text:p text:style-name="P7">- fait peur</text:p>
      <text:p text:style-name="P7">- infanticide ( tue les enfants )</text:p>
      <text:p text:style-name="P7"/>
      <text:p text:style-name="P7">Coherence personalite </text:p>
      <text:p text:style-name="P7">Les deux :</text:p>
      <text:p text:style-name="P7">- Mefiance → contradiction</text:p>
      <text:p text:style-name="P7"/>
      <text:p text:style-name="P7">Condition metaphysique</text:p>
      <text:p text:style-name="P7"/>
      <text:p text:style-name="P7">Religion chretienne</text:p>
      <text:p text:style-name="P7"/>
      <text:p text:style-name="P7">Les dogmatiques chretien: verite absolue</text:p>
      <text:p text:style-name="P7">A ) le dogme du peche originel </text:p>
      <text:p text:style-name="P7"/>
      <text:p text:style-name="P7"><text:soft-page-break/>L humain a librement choisi le mal</text:p>
      <text:p text:style-name="P7">ex ) eve par choix a prit la pomme et que adam a choisi de croquer la pomme.</text:p>
      <text:p text:style-name="P7">C est par choix qu on vas vivre dans le mal → car nous sommes des etres libre, mais la liberter a fait qu on a choisi le mal. Tout ca c est le dogme du pecher originel</text:p>
      <text:p text:style-name="P7"/>
      <text:p text:style-name="P7">B ) Dogme de la redemption</text:p>
      <text:p text:style-name="P7">C est presque la meme chose mais si on veut s en sortir du mal on doit le choisir. </text:p>
      <text:p text:style-name="P7"/>
      <text:p text:style-name="P7">Un etre qui a choisi le mal doit aussi choisir pour vivre dans le bien. </text:p>
      <text:p text:style-name="P7">Dans notre societe. Systeme juridique.</text:p>
      <text:p text:style-name="P7"/>
      <text:p text:style-name="P7">On a le choix de choisir le mal ou le bien. </text:p>
      <text:p text:style-name="P7"/>
      <text:p text:style-name="P7">La responsabilite de l individu, car il est libre de faire se qu il veut face a chaque desir, choix etc.</text:p>
      <text:p text:style-name="P7"/>
      <text:p text:style-name="P12">Cours 4</text:p>
      <text:p text:style-name="P14"/>
      <text:p text:style-name="P14">Structure du plan :<text:line-break/><text:a xlink:type="simple" xlink:href="https://ethique-rlaroche.profweb.ca/?page_id=1109" text:style-name="Internet_20_link" text:visited-style-name="Visited_20_Internet_20_Link">https://ethique-rlaroche.profweb.ca/?page_id=1109</text:a></text:p>
      <text:p text:style-name="P14"/>
      <text:p text:style-name="P14">Problematique : </text:p>
      <text:p text:style-name="P14"/>
      <text:p text:style-name="P14">Pourquoi il est important de reflechir a la question posee ?</text:p>
      <text:p text:style-name="P14"/>
      <text:p text:style-name="P14">Developpement :</text:p>
      <text:p text:style-name="P14"/>
      <text:p text:style-name="P14"/>
      <text:p text:style-name="P14"/>
      <text:p text:style-name="P14">Subjectivite → la partie ou on s’exprime : </text:p>
      <text:p text:style-name="P14"><text:tab/>Decrire nos sentiments sur le sujet – objectivitie et subjectivite</text:p>
      <text:p text:style-name="P14"><text:tab/>Inventer une experience ( qu on a vecu ou qu on peut inventer )</text:p>
      <text:p text:style-name="P14"/>
      <text:p text:style-name="P14">Le passage de l un a l autre</text:p>
      <text:p text:style-name="P14"/>
      <text:p text:style-name="P14">Objectivite → utiliser des concepts, une analyse. Une citation qui m’aide a comprendre le sujet </text:p>
      <text:p text:style-name="P14"/>
      <text:p text:style-name="P14"/>
      <text:p text:style-name="P14"/>
      <text:p text:style-name="P14"/>
      <text:p text:style-name="P14"/>
      <text:p text:style-name="P14">Pourquoi la chasse aux sorcires a cessee?</text:p>
      <text:p text:style-name="P14"/>
      <text:p text:style-name="P14">La sorciere a fonde son organisation → sur la rationalite</text:p>
      <text:p text:style-name="P14">- Science moderne</text:p>
      <text:p text:style-name="P14">- Societe de droit</text:p>
      <text:p text:style-name="P14">- Separation du pouvoir religieux – laique</text:p>
      <text:p text:style-name="P14"/>
      <text:p text:style-name="P14">1 - Bouc emissaire <text:s/>→ sage femme</text:p>
      <text:p text:style-name="P14"><text:soft-page-break/>Critique au prejuge </text:p>
      <text:p text:style-name="P14"/>
      <text:p text:style-name="P14"/>
      <text:p text:style-name="P14">On valorise la rationalite – Raison </text:p>
      <text:p text:style-name="P14">ON a du mal a savoir ce qui cache cette maniere de penser</text:p>
      <text:p text:style-name="P14">2 – La place grandissante des femmes – moyen d age </text:p>
      <text:p text:style-name="P14">Les femmes au moyens age subissaient déjà la violence mais pas autant que dans l etat moderne</text:p>
      <text:p text:style-name="P14">serf – echange la liberte contre la securite du seigneur, un espece de contract, abandon son droit de vie au seingeur.</text:p>
      <text:p text:style-name="P14"/>
      <text:p text:style-name="P14"><text:a xlink:type="simple" xlink:href="https://ethique-rlaroche.profweb.ca/?page_id=4545" text:style-name="Internet_20_link" text:visited-style-name="Visited_20_Internet_20_Link">https://ethique-rlaroche.profweb.ca/?page_id=4545</text:a></text:p>
      <text:p text:style-name="P14"/>
      <text:p text:style-name="P14"/>
      <text:p text:style-name="P15">Le transport de la lutte de pouvoir entre l eglise et l etat</text:p>
      <text:p text:style-name="P15">- Autorisation sur Dieu</text:p>
      <text:p text:style-name="P15">Spirtituelle</text:p>
      <text:p text:style-name="P15">Celeste – Parfait – Absolue</text:p>
      <text:p text:style-name="P15">- Laique Politique</text:p>
      <text:p text:style-name="P15">Hommess</text:p>
      <text:p text:style-name="P15">Materiel</text:p>
      <text:p text:style-name="P15">Terrestre</text:p>
      <text:p text:style-name="P15"/>
      <text:p text:style-name="P15">Saint-Augustin ( 15 siecle )</text:p>
      <text:p text:style-name="P15">L etat <text:s/>moderne</text:p>
      <text:p text:style-name="P15">Souvernete</text:p>
      <text:p text:style-name="P15">Pouvoir sur l autorisation des hommes</text:p>
      <text:p text:style-name="P15"/>
      <text:p text:style-name="P15">Modele utilise pour concevoir le etat moderne</text:p>
      <text:p text:style-name="P15">=================================</text:p>
      <text:p text:style-name="P15">Pater familias </text:p>
      <text:p text:style-name="P15">-Autorite du pere de famille</text:p>
      <text:p text:style-name="P15"/>
      <text:p text:style-name="P15">Tout ca c est le patriarcat</text:p>
      <text:p text:style-name="P15"/>
      <text:p text:style-name="P15">La question du raisonnement est seulement detenu par l homme et jamais a la femme</text:p>
      <text:p text:style-name="P15"/>
      <text:p text:style-name="P15"/>
      <text:p text:style-name="P15">Domestication de la nature → L emergence de la science moderne qui est fonder <text:s/>→ sur la rationnalite </text:p>
      <text:p text:style-name="P15"/>
      <text:p text:style-name="P15">Moyen age </text:p>
      <text:p text:style-name="P15">-------------</text:p>
      <text:p text:style-name="P15">Ce qui fonde la connaissance</text:p>
      <text:p text:style-name="P14"/>
      <text:p text:style-name="P15">L obervation du monde exterieure </text:p>
      <text:p text:style-name="P15">Abstraite</text:p>
      <text:p text:style-name="P15">Generale</text:p>
      <text:p text:style-name="P15">Objective</text:p>
      <text:p text:style-name="P14"/>
      <text:p text:style-name="P15">La raison est devenu maitre et possesseur de la nature</text:p>
      <text:p text:style-name="P15"><text:soft-page-break/>Le femme n est pas un etre de raison = aucun droit </text:p>
      <text:p text:style-name="P14">Minimum 800 mots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use-window-font-color="true" loext:opacity="0%" style:font-name="Times New Roman" fo:font-family="'Times New Roman'" style:font-family-generic="roman" style:font-pitch="variable" fo:language="fr" fo:country="CA" style:letter-kerning="false" style:font-name-asian="Times New Roman" style:font-family-asian="'Times New Roman'" style:font-family-generic-asian="roman" style:font-pitch-asian="variable" style:language-asian="fr" style:country-asian="CA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2-09T01:48:00Z</meta:creation-date>
    <dc:date>2024-02-22T10:30:29.401361808</dc:date>
    <meta:editing-cycles>9</meta:editing-cycles>
    <meta:editing-duration>PT8H2M7S</meta:editing-duration>
    <meta:document-statistic meta:table-count="0" meta:image-count="0" meta:object-count="0" meta:page-count="6" meta:paragraph-count="154" meta:word-count="929" meta:character-count="5288" meta:non-whitespace-character-count="4455"/>
    <meta:template xlink:type="simple" xlink:actuate="onRequest" xlink:title="" xlink:href="Normal.dotm"/>
  </office:meta>
</office:document-meta>
</file>